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DejaVu Sans Mono1" svg:font-family="'DejaVu Sans Mono'" style:font-family-generic="modern" style:font-pitch="fixed"/>
    <style:font-face style:name="FreeMono" svg:font-family="FreeMono" style:font-family-generic="modern" style:font-pitch="fixed"/>
    <style:font-face style:name="Apolonia Nova OT" svg:font-family="'Apolonia Nova OT'" style:font-pitch="variable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0pt" fo:language="en" fo:country="US" fo:font-weight="bold" officeooo:rsid="0008c90b" officeooo:paragraph-rsid="0008c90b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10pt" fo:language="en" fo:country="US" fo:font-weight="bold" officeooo:rsid="00098fc1" officeooo:paragraph-rsid="00098fc1" style:font-size-asian="10pt" style:font-weight-asian="bold" style:font-size-complex="10pt" style:font-weight-complex="bold"/>
    </style:style>
    <style:style style:name="P3" style:family="paragraph" style:parent-style-name="Standard">
      <style:text-properties fo:font-size="10pt" fo:language="en" fo:country="US" fo:font-weight="bold" officeooo:rsid="000e7366" officeooo:paragraph-rsid="000e7366" style:font-size-asian="10pt" style:font-weight-asian="bold" style:font-size-complex="10pt" style:font-weight-complex="bold"/>
    </style:style>
    <style:style style:name="P4" style:family="paragraph" style:parent-style-name="Standard">
      <style:text-properties fo:font-size="10pt" fo:language="en" fo:country="US" officeooo:rsid="0008c90b" officeooo:paragraph-rsid="0008c90b" style:font-size-asian="10pt" style:font-size-complex="10pt"/>
    </style:style>
    <style:style style:name="P5" style:family="paragraph" style:parent-style-name="Standard">
      <style:text-properties fo:font-size="10pt" fo:language="en" fo:country="US" officeooo:rsid="00098fc1" officeooo:paragraph-rsid="00098fc1" style:font-size-asian="10pt" style:font-size-complex="10pt"/>
    </style:style>
    <style:style style:name="P6" style:family="paragraph" style:parent-style-name="Standard" style:list-style-name="L1">
      <style:text-properties fo:font-size="10pt" fo:language="en" fo:country="US" officeooo:rsid="00098fc1" officeooo:paragraph-rsid="00098fc1" style:font-size-asian="10pt" style:font-size-complex="10pt"/>
    </style:style>
    <style:style style:name="P7" style:family="paragraph" style:parent-style-name="Standard">
      <style:text-properties fo:font-size="10pt" fo:language="en" fo:country="US" officeooo:rsid="00098fc1" officeooo:paragraph-rsid="000d33cf" style:font-size-asian="10pt" style:font-size-complex="10pt"/>
    </style:style>
    <style:style style:name="P8" style:family="paragraph" style:parent-style-name="Standard">
      <style:text-properties fo:font-size="10pt" fo:language="en" fo:country="US" officeooo:rsid="00098fc1" officeooo:paragraph-rsid="000e7366" style:font-size-asian="10pt" style:font-size-complex="10pt"/>
    </style:style>
    <style:style style:name="P9" style:family="paragraph" style:parent-style-name="Standard" style:list-style-name="L2">
      <style:text-properties fo:font-size="10pt" fo:language="en" fo:country="US" officeooo:rsid="00098fc1" officeooo:paragraph-rsid="00098fc1" style:font-size-asian="10pt" style:font-size-complex="10pt"/>
    </style:style>
    <style:style style:name="P10" style:family="paragraph" style:parent-style-name="Standard">
      <style:text-properties fo:font-size="10pt" fo:language="en" fo:country="US" officeooo:rsid="000d33cf" officeooo:paragraph-rsid="000d33cf" style:font-size-asian="10pt" style:font-size-complex="10pt"/>
    </style:style>
    <style:style style:name="P11" style:family="paragraph" style:parent-style-name="Standard">
      <style:text-properties style:font-name="FreeMono" fo:font-size="8pt" fo:language="en" fo:country="US" officeooo:rsid="0008c90b" officeooo:paragraph-rsid="0008c90b" style:font-size-asian="8pt" style:font-size-complex="8pt"/>
    </style:style>
    <style:style style:name="P12" style:family="paragraph" style:parent-style-name="Standard">
      <style:text-properties style:font-name="FreeMono" fo:font-size="8pt" fo:language="en" fo:country="US" officeooo:rsid="0008c90b" officeooo:paragraph-rsid="000d33cf" style:font-size-asian="8pt" style:font-size-complex="8pt"/>
    </style:style>
    <style:style style:name="P13" style:family="paragraph" style:parent-style-name="Standard">
      <style:text-properties fo:font-size="8pt" fo:language="en" fo:country="US" officeooo:rsid="0008c90b" officeooo:paragraph-rsid="0008c90b" style:font-size-asian="8pt" style:font-size-complex="8pt"/>
    </style:style>
    <style:style style:name="P14" style:family="paragraph" style:parent-style-name="Standard">
      <style:text-properties style:font-name="Apolonia Nova OT" fo:font-size="10pt" fo:language="en" fo:country="US" fo:font-weight="bold" officeooo:rsid="00098fc1" officeooo:paragraph-rsid="00098fc1" style:font-size-asian="10pt" style:font-weight-asian="bold" style:font-size-complex="10pt" style:font-weight-complex="bold"/>
    </style:style>
    <style:style style:name="P15" style:family="paragraph" style:parent-style-name="Standard">
      <style:paragraph-properties fo:break-before="page"/>
      <style:text-properties fo:font-size="10pt" fo:language="en" fo:country="US" officeooo:rsid="00098fc1" officeooo:paragraph-rsid="00098fc1" style:font-size-asian="10pt" style:font-size-complex="10pt"/>
    </style:style>
    <style:style style:name="P16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fo:font-size="10pt" fo:language="en" fo:country="US" officeooo:rsid="000d33cf" officeooo:paragraph-rsid="000d33cf" style:font-size-asian="10pt" style:font-size-complex="10pt"/>
    </style:style>
    <style:style style:name="P17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fo:font-size="10pt" fo:language="en" fo:country="US" officeooo:rsid="000d33cf" officeooo:paragraph-rsid="000d33cf" style:font-size-asian="10pt" style:font-size-complex="10pt"/>
    </style:style>
    <style:style style:name="T1" style:family="text">
      <style:text-properties style:font-name="FreeMono"/>
    </style:style>
    <style:style style:name="T2" style:family="text">
      <style:text-properties style:font-name="FreeMono" fo:font-size="8pt" style:font-size-asian="8pt" style:font-size-complex="8pt"/>
    </style:style>
    <style:style style:name="T3" style:family="text">
      <style:text-properties style:font-name="FreeMono" fo:font-size="8pt" officeooo:rsid="0008c90b" style:font-size-asian="8pt" style:font-size-complex="8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0d33cf"/>
    </style:style>
    <style:style style:name="T6" style:family="text">
      <style:text-properties officeooo:rsid="000e736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35cm" fo:text-indent="-0.635cm" fo:margin-left="1.5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75cm" fo:text-indent="-0.635cm" fo:margin-left="4.0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45cm" fo:text-indent="-0.635cm" fo:margin-left="5.3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15cm" fo:text-indent="-0.635cm" fo:margin-left="6.6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Writing own formulas in Mandelbulber</text:p>
      <text:p text:style-name="P1"/>
      <text:p text:style-name="P1">To prepare your system to work with Mandelbulber you need to do following steps:</text:p>
      <text:p text:style-name="P4">- open Terminal application</text:p>
      <text:p text:style-name="P4">- paste following command to install all needed software:</text:p>
      <text:p text:style-name="P4"/>
      <text:p text:style-name="P13"><text:span text:style-name="T1">sudo apt-get install libqt5gui5 qt5-default libpng12-0 libpng12-dev qttools5-dev \</text:span></text:p>
      <text:p text:style-name="P13"><text:span text:style-name="T1">qttools5-dev-tools libgsl0-dev libgsl0ldbl libgomp1 <text:s/>git qtcreator</text:span></text:p>
      <text:p text:style-name="P4"><text:span text:style-name="T1"/></text:p>
      <text:p text:style-name="P4"><text:s text:c="4"/>it will ask you for admin (root) password</text:p>
      <text:p text:style-name="P4"/>
      <text:p text:style-name="P4">- download this file:</text:p>
      <text:p text:style-name="P11">https://github.com/buddhi1980/mandelbulber2/releases/download/2.06/mandelbulber2-2.06.tar.gz</text:p>
      <text:p text:style-name="P4"/>
      <text:p text:style-name="P4">- unpack it somewhere (e.g. by using file manager)</text:p>
      <text:p text:style-name="P4">- open unpacked <text:span text:style-name="T4">mandelbulber2-2.06</text:span> folder with File Manager</text:p>
      <text:p text:style-name="P4">- right click in File Manager and click Open In terminal</text:p>
      <text:p text:style-name="P4">- run install script by typing command:</text:p>
      <text:p text:style-name="P4"><text:s text:c="4"/><text:span text:style-name="T2">./install</text:span> <text:s text:c="3"/>(don't forget dot and slash)</text:p>
      <text:p text:style-name="P4"><text:s text:c="3"/>after compilation it will ask about your admin password to install all the files</text:p>
      <text:p text:style-name="P4"><text:s text:c="3"/>Now Mandelbulber is installed in your system and you have all needed files on place</text:p>
      <text:p text:style-name="P4"/>
      <text:p text:style-name="P1">Retrieving fresh source from git repository:</text:p>
      <text:p text:style-name="P4">- create 'git' folder in your home directory</text:p>
      <text:p text:style-name="P4">- open some new Terminal</text:p>
      <text:p text:style-name="P4">- type:</text:p>
      <text:p text:style-name="P4"><text:s text:c="4"/><text:span text:style-name="T2">cd git</text:span></text:p>
      <text:p text:style-name="P11"><text:s text:c="2"/>git clone https://github.com/buddhi1980/mandelbulber2.git</text:p>
      <text:p text:style-name="P4"><text:s text:c="3"/></text:p>
      <text:p text:style-name="P4">Now you have the newest version of Mandelbulber code in your system</text:p>
      <text:p text:style-name="P4"/>
      <text:p text:style-name="P1">Compilation in QtCreator</text:p>
      <text:p text:style-name="P4">- open <text:span text:style-name="T4">git/mandelbulber2/mandelbulber2/Release</text:span> folder in File Manager</text:p>
      <text:p text:style-name="P4">- open mandelbulber.pro in Qt Creator</text:p>
      <text:p text:style-name="P4">- when it's open, click Configure Project</text:p>
      <text:p text:style-name="P4">- unfold Compiler Messages window (on the bottom of window)</text:p>
      <text:p text:style-name="P4">- click hammer icon (build - left/bottom corner)</text:p>
      <text:p text:style-name="P4"><text:s text:c="3"/>the program will be compiled. If you did all steps correctly, shouldn't be error here</text:p>
      <text:p text:style-name="P4">- try to run the program using green arrow</text:p>
      <text:p text:style-name="P4"/>
      <text:p text:style-name="P4"/>
      <text:p text:style-name="P2">Adding new formulas:</text:p>
      <text:p text:style-name="P5">- fractal_list.hpp:30 - <text:span text:style-name="T4">enum enumFractalFormula</text:span> - here is the list of formulas. Add new formula at the end with unique number.</text:p>
      <text:p text:style-name="P5"/>
      <text:p text:style-name="P5">- fractal_list.cpp:28 - <text:s/><text:span text:style-name="T4">void DefineFractalList(QList&lt;sFractalDescription&gt; *fractalList)</text:span> - here is detailed list of formulas</text:p>
      <text:p text:style-name="P5"/>
      <text:p text:style-name="P5"><text:s text:c="3"/>example:</text:p>
      <text:p text:style-name="P5"><text:span text:style-name="T3"/></text:p>
      <text:p text:style-name="P5"><text:span text:style-name="T3">fractalList-&gt;append(sFractalDescription("Kaleidoscopic IFS", "ifs", kaleidoscopicIFS, analitycDE));</text:span></text:p>
      <text:p text:style-name="P5"><text:span text:style-name="T3"/></text:p>
      <text:list xml:id="list6686467262257548673" text:style-name="L1">
        <text:list-item>
          <text:p text:style-name="P6">1st parameter: Displayed name of the fractal</text:p>
        </text:list-item>
        <text:list-item>
          <text:p text:style-name="P6">2nd parameter: internal name of the fractal. The same name is used for UI files</text:p>
        </text:list-item>
        <text:list-item>
          <text:p text:style-name="P6">3rd parameter: the same name as in enumFractalFormula</text:p>
        </text:list-item>
        <text:list-item>
          <text:p text:style-name="P6">4th parameter: type of distance estimation. Most of formulas use deltaDE estimation which needs more computation but doesn't need any special code from you.</text:p>
        </text:list-item>
      </text:list>
      <text:p text:style-name="P5"/>
      <text:p text:style-name="P5"/>
      <text:p text:style-name="P15">- fractal_formulas.cpp - here are definitions of function which calculate single fractal iteration. There is no adding of C constant and bailout condition here.</text:p>
      <text:p text:style-name="P10"/>
      <text:p text:style-name="P10"><text:tab/>example:</text:p>
      <text:p text:style-name="P12">void MandelbulbIteration(CVector3 &amp;z, const cFractal *fractal, sMandelbulbAux &amp;aux)</text:p>
      <text:p text:style-name="P12">{</text:p>
      <text:p text:style-name="P12"><text:tab/>double th0 = asin(z.z / aux.r) + fractal-&gt;bulb.betaAngleOffset;</text:p>
      <text:p text:style-name="P12"><text:tab/>double ph0 = atan2(z.y, z.x) + fractal-&gt;bulb.alphaAngleOffset;</text:p>
      <text:p text:style-name="P12"><text:tab/>double rp = pow(aux.r, fractal-&gt;bulb.power - 1.0);</text:p>
      <text:p text:style-name="P12"><text:tab/>double th = th0 * fractal-&gt;bulb.power;</text:p>
      <text:p text:style-name="P12"><text:tab/>double ph = ph0 * fractal-&gt;bulb.power;</text:p>
      <text:p text:style-name="P12"><text:tab/>double cth = cos(th);</text:p>
      <text:p text:style-name="P12"><text:tab/>aux.r_dz = rp * aux.r_dz * fractal-&gt;bulb.power + 1.0;</text:p>
      <text:p text:style-name="P12"><text:tab/>rp *= aux.r;</text:p>
      <text:p text:style-name="P12"><text:tab/>z = CVector3(cth * cos(ph), cth * sin(ph), sin(th)) * rp;</text:p>
      <text:p text:style-name="P12">}</text:p>
      <text:p text:style-name="P10"/>
      <text:p text:style-name="P16">arguments:</text:p>
      <text:p text:style-name="P17">z - input / output variable containing iteration vector</text:p>
      <text:p text:style-name="P17">const cFractal *fractal - read only container with all fractal parameters</text:p>
      <text:p text:style-name="P17">sMandelbulbAux &amp;aux - input / output auxiliary structure containing values needed for instant to calculate estimated distance</text:p>
      <text:p text:style-name="P10"/>
      <text:p text:style-name="P10">All parameters and data structures are defined in fractal.h</text:p>
      <text:p text:style-name="P7"/>
      <text:p text:style-name="P5">- fractal_formulas.hpp - here are declaration of functions</text:p>
      <text:p text:style-name="P5"/>
      <text:p text:style-name="P5">- compute_fractal.cpp:42 - void Compute(const cFourFractals &amp;four, const sFractalIn &amp;in, sFractalOut *out) - here is the main iteration loop. You need to add in line about 2<text:span text:style-name="T5">90</text:span> calling of your new function.</text:p>
      <text:p text:style-name="P5"><text:s text:c="2"/>In line <text:span text:style-name="T5">305</text:span> you can do some exceptions for adding C constant</text:p>
      <text:p text:style-name="P5"/>
      <text:p text:style-name="P12"><text:tab/><text:tab/>//addition of constant</text:p>
      <text:p text:style-name="P12"><text:tab/><text:tab/>switch (fractal-&gt;formula)</text:p>
      <text:p text:style-name="P12"><text:tab/><text:tab/>{</text:p>
      <text:p text:style-name="P12"><text:tab/><text:tab/><text:tab/>case menger_sponge:</text:p>
      <text:p text:style-name="P12"><text:tab/><text:tab/><text:tab/>case kaleidoscopicIFS:</text:p>
      <text:p text:style-name="P12"><text:tab/><text:tab/><text:tab/>case aexion:</text:p>
      <text:p text:style-name="P12"><text:tab/><text:tab/><text:tab/>case mandelbulb5:</text:p>
      <text:p text:style-name="P12"><text:tab/><text:tab/><text:tab/>case mandelbox103:</text:p>
      <text:p text:style-name="P12"><text:tab/><text:tab/><text:tab/>case quaternion104:</text:p>
      <text:p text:style-name="P12"><text:tab/><text:tab/><text:tab/>case mengerSponge105:</text:p>
      <text:p text:style-name="P12"><text:tab/><text:tab/><text:tab/>case mandelbulb6Beta:</text:p>
      <text:p text:style-name="P12"><text:tab/><text:tab/><text:tab/>case benesiTransforms:</text:p>
      <text:p text:style-name="P12"><text:tab/><text:tab/><text:tab/>{</text:p>
      <text:p text:style-name="P12"><text:tab/><text:tab/><text:tab/><text:tab/>break;</text:p>
      <text:p text:style-name="P12"><text:tab/><text:tab/><text:tab/>}</text:p>
      <text:p text:style-name="P12"><text:tab/><text:tab/><text:tab/>default:</text:p>
      <text:p text:style-name="P12"><text:tab/><text:tab/><text:tab/>{</text:p>
      <text:p text:style-name="P12"><text:tab/><text:tab/><text:tab/><text:tab/>if (in.common.juliaMode)</text:p>
      <text:p text:style-name="P12"><text:tab/><text:tab/><text:tab/><text:tab/>{</text:p>
      <text:p text:style-name="P12"><text:tab/><text:tab/><text:tab/><text:tab/><text:tab/>z += in.common.juliaC;</text:p>
      <text:p text:style-name="P12"><text:tab/><text:tab/><text:tab/><text:tab/>}</text:p>
      <text:p text:style-name="P12"><text:tab/><text:tab/><text:tab/><text:tab/>else</text:p>
      <text:p text:style-name="P12"><text:tab/><text:tab/><text:tab/><text:tab/>{</text:p>
      <text:p text:style-name="P12"><text:tab/><text:tab/><text:tab/><text:tab/><text:tab/>z += c * in.common.constantMultiplier;</text:p>
      <text:p text:style-name="P12"><text:tab/><text:tab/><text:tab/><text:tab/>}</text:p>
      <text:p text:style-name="P12"><text:tab/><text:tab/><text:tab/><text:tab/>break;</text:p>
      <text:p text:style-name="P12"><text:tab/><text:tab/><text:tab/>}</text:p>
      <text:p text:style-name="P12"><text:tab/><text:tab/>}</text:p>
      <text:p text:style-name="P5"/>
      <text:p text:style-name="P5"><text:s text:c="2"/>In line <text:span text:style-name="T5">344</text:span> there are bailout conditions. Now all formulas use the same condition. You you need to create any special escape condition then just tell me.</text:p>
      <text:p text:style-name="P12"><text:tab/><text:tab/>//escape conditions</text:p>
      <text:p text:style-name="P12"><text:tab/><text:tab/>if (Mode == calcModeNormal)</text:p>
      <text:p text:style-name="P12"><text:tab/><text:tab/>{</text:p>
      <text:p text:style-name="P12"><text:tab/><text:tab/><text:tab/>if (r &gt; in.common.bailout)</text:p>
      <text:p text:style-name="P12"><text:tab/><text:tab/><text:tab/>{</text:p>
      <text:p text:style-name="P12"><text:tab/><text:tab/><text:tab/><text:tab/>out-&gt;maxiter = false;</text:p>
      <text:p text:style-name="P12"><text:tab/><text:tab/><text:tab/><text:tab/>break;</text:p>
      <text:p text:style-name="P12"><text:tab/><text:tab/><text:tab/>}</text:p>
      <text:p text:style-name="P12"><text:tab/><text:tab/>}</text:p>
      <text:p text:style-name="P5"/>
      <text:p text:style-name="P7">- initparameters.cpp:3<text:span text:style-name="T5">89</text:span> <text:span text:style-name="T5">- void InitFractalParams(cParameterContainer *par) </text:span>- here are definition of names of parameters which are used in UI and settings files. If you add new formula then try to utilize existing names. If there is <text:span text:style-name="T5">nothing</text:span> which fits to your needs, then add new one</text:p>
      <text:p text:style-name="P5"/>
      <text:p text:style-name="P5">- fractal.cpp, fractal.hpp - here are data structures for fractal parameters. There is also copying of values from internal parameter representation to data structures which you use in fractal functions</text:p>
      <text:p text:style-name="P5"><text:soft-page-break/></text:p>
      <text:p text:style-name="P3">User interface for new fractals:</text:p>
      <text:p text:style-name="P8">To create UI files you can use Qt Designer application. The best would be if you make them based on existing files. All ui files are located in qt_data forder. Names start with fractal_ and the rest of name is the same as internal fractal name. Even if formula doesn't use an<text:span text:style-name="T6">y</text:span> parameters, you need to create UI file which is the same like fractal_quaternion.ui<text:span text:style-name="T6"> (some kind of dummy)</text:span>.</text:p>
      <text:p text:style-name="P5">In UI files there are very important important names of edit fields. The program connects automatically edit fields with adequate parameters and connects edit fields with sliders/knobs. But to make it working first part of the name must describe type of edit widget. Use following <text:span text:style-name="T6">prefixes</text:span>:</text:p>
      <text:list xml:id="list3203535131640274848" text:style-name="L2">
        <text:list-item>
          <text:p text:style-name="P9">spinbox_ - scalar value</text:p>
        </text:list-item>
        <text:list-item>
          <text:p text:style-name="P9">slider_ - slider for scalar value</text:p>
        </text:list-item>
        <text:list-item>
          <text:p text:style-name="P9">checkBox_ - boolean value</text:p>
        </text:list-item>
        <text:list-item>
          <text:p text:style-name="P9">spinboxd3_ - edit field for knob for angle. This is for 3 dimensions, where angles are stored in CVector3 data type. Last letter of name must indicate axis name (_x, _y, _z)</text:p>
        </text:list-item>
        <text:list-item>
          <text:p text:style-name="P9">dial3 - knob for spinboxd3</text:p>
        </text:list-item>
        <text:list-item>
          <text:p text:style-name="P9"><text:span text:style-name="T6">s</text:span>pinboxInt - spinbox for integer value</text:p>
        </text:list-item>
        <text:list-item>
          <text:p text:style-name="P9">sliderInt - slider for spinboxInt</text:p>
        </text:list-item>
        <text:list-item>
          <text:p text:style-name="P9">logedit - edit field for high variation value (only positive)</text:p>
        </text:list-item>
        <text:list-item>
          <text:p text:style-name="P9">logslider - slider for logedit which changes value in logarithmic scale</text:p>
        </text:list-item>
        <text:list-item>
          <text:p text:style-name="P9">vect3 - 3d vector (related to CVector3 data type). Name must ends with axis name</text:p>
        </text:list-item>
      </text:list>
      <text:p text:style-name="P5"/>
      <text:p text:style-name="P5">Rest of the name of edit field must be the same as defined in initparameters.cp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DejaVu Sans Mono1" svg:font-family="'DejaVu Sans Mono'" style:font-family-generic="modern" style:font-pitch="fixed"/>
    <style:font-face style:name="FreeMono" svg:font-family="FreeMono" style:font-family-generic="modern" style:font-pitch="fixed"/>
    <style:font-face style:name="Apolonia Nova OT" svg:font-family="'Apolonia Nova OT'" style:font-pitch="variable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2T18:15:47.213137446</meta:creation-date>
    <dc:date>2015-12-02T19:12:25.896012266</dc:date>
    <meta:editing-duration>PT9M58S</meta:editing-duration>
    <meta:editing-cycles>2</meta:editing-cycles>
    <meta:generator>LibreOffice/5.0.3.2$Linux_X86_64 LibreOffice_project/00m0$Build-2</meta:generator>
    <meta:document-statistic meta:table-count="0" meta:image-count="0" meta:object-count="0" meta:page-count="3" meta:paragraph-count="117" meta:word-count="940" meta:character-count="6163" meta:non-whitespace-character-count="5188"/>
  </office:meta>
</office:document-meta>
</file>